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658.093872070313" calcext:value-type="float">
            <text:p>658.093872070313</text:p>
          </table:table-cell>
          <table:table-cell office:value-type="float" office:value="1352.75476074219" calcext:value-type="float">
            <text:p>1352.75476074219</text:p>
          </table:table-cell>
        </table:table-row>
        <table:table-row table:style-name="ro1">
          <table:table-cell office:value-type="float" office:value="691.87353515625" calcext:value-type="float">
            <text:p>691.87353515625</text:p>
          </table:table-cell>
          <table:table-cell office:value-type="float" office:value="1493.56665039063" calcext:value-type="float">
            <text:p>1493.56665039063</text:p>
          </table:table-cell>
        </table:table-row>
        <table:table-row table:style-name="ro1">
          <table:table-cell office:value-type="float" office:value="664.411682128906" calcext:value-type="float">
            <text:p>664.411682128906</text:p>
          </table:table-cell>
          <table:table-cell office:value-type="float" office:value="1535.53442382813" calcext:value-type="float">
            <text:p>1535.53442382813</text:p>
          </table:table-cell>
        </table:table-row>
        <table:table-row table:style-name="ro1">
          <table:table-cell office:value-type="float" office:value="553.041870117188" calcext:value-type="float">
            <text:p>553.041870117188</text:p>
          </table:table-cell>
          <table:table-cell office:value-type="float" office:value="1615.26245117188" calcext:value-type="float">
            <text:p>1615.26245117188</text:p>
          </table:table-cell>
        </table:table-row>
        <table:table-row table:style-name="ro1">
          <table:table-cell office:value-type="float" office:value="488.534332275391" calcext:value-type="float">
            <text:p>488.534332275391</text:p>
          </table:table-cell>
          <table:table-cell office:value-type="float" office:value="1831.53112792969" calcext:value-type="float">
            <text:p>1831.53112792969</text:p>
          </table:table-cell>
        </table:table-row>
        <table:table-row table:style-name="ro1">
          <table:table-cell office:value-type="float" office:value="587.868286132813" calcext:value-type="float">
            <text:p>587.868286132813</text:p>
          </table:table-cell>
          <table:table-cell office:value-type="float" office:value="1834.47204589844" calcext:value-type="float">
            <text:p>1834.47204589844</text:p>
          </table:table-cell>
        </table:table-row>
        <table:table-row table:style-name="ro1">
          <table:table-cell office:value-type="float" office:value="610.650146484375" calcext:value-type="float">
            <text:p>610.650146484375</text:p>
          </table:table-cell>
          <table:table-cell office:value-type="float" office:value="1789.3583984375" calcext:value-type="float">
            <text:p>1789.3583984375</text:p>
          </table:table-cell>
        </table:table-row>
        <table:table-row table:style-name="ro1">
          <table:table-cell office:value-type="float" office:value="633.933654785156" calcext:value-type="float">
            <text:p>633.933654785156</text:p>
          </table:table-cell>
          <table:table-cell office:value-type="float" office:value="1716.3623046875" calcext:value-type="float">
            <text:p>1716.3623046875</text:p>
          </table:table-cell>
        </table:table-row>
        <table:table-row table:style-name="ro1">
          <table:table-cell office:value-type="float" office:value="656.897521972656" calcext:value-type="float">
            <text:p>656.897521972656</text:p>
          </table:table-cell>
          <table:table-cell office:value-type="float" office:value="1681.40441894531" calcext:value-type="float">
            <text:p>1681.40441894531</text:p>
          </table:table-cell>
        </table:table-row>
        <table:table-row table:style-name="ro1">
          <table:table-cell office:value-type="float" office:value="675.137878417969" calcext:value-type="float">
            <text:p>675.137878417969</text:p>
          </table:table-cell>
          <table:table-cell office:value-type="float" office:value="1660.46716308594" calcext:value-type="float">
            <text:p>1660.46716308594</text:p>
          </table:table-cell>
        </table:table-row>
        <table:table-row table:style-name="ro1">
          <table:table-cell office:value-type="float" office:value="666.377319335938" calcext:value-type="float">
            <text:p>666.377319335938</text:p>
          </table:table-cell>
          <table:table-cell office:value-type="float" office:value="1611.13354492188" calcext:value-type="float">
            <text:p>1611.13354492188</text:p>
          </table:table-cell>
        </table:table-row>
        <table:table-row table:style-name="ro1">
          <table:table-cell office:value-type="float" office:value="647.674438476563" calcext:value-type="float">
            <text:p>647.674438476563</text:p>
          </table:table-cell>
          <table:table-cell office:value-type="float" office:value="1542.01489257813" calcext:value-type="float">
            <text:p>1542.01489257813</text:p>
          </table:table-cell>
        </table:table-row>
        <table:table-row table:style-name="ro1">
          <table:table-cell office:value-type="float" office:value="542.899597167969" calcext:value-type="float">
            <text:p>542.899597167969</text:p>
          </table:table-cell>
          <table:table-cell office:value-type="float" office:value="1599.90014648438" calcext:value-type="float">
            <text:p>1599.90014648438</text:p>
          </table:table-cell>
        </table:table-row>
        <table:table-row table:style-name="ro1">
          <table:table-cell office:value-type="float" office:value="521.64794921875" calcext:value-type="float">
            <text:p>521.64794921875</text:p>
          </table:table-cell>
          <table:table-cell office:value-type="float" office:value="1688.50854492188" calcext:value-type="float">
            <text:p>1688.50854492188</text:p>
          </table:table-cell>
        </table:table-row>
        <table:table-row table:style-name="ro1">
          <table:table-cell office:value-type="float" office:value="523.197143554688" calcext:value-type="float">
            <text:p>523.197143554688</text:p>
          </table:table-cell>
          <table:table-cell office:value-type="float" office:value="1646.7138671875" calcext:value-type="float">
            <text:p>1646.7138671875</text:p>
          </table:table-cell>
        </table:table-row>
        <table:table-row table:style-name="ro1">
          <table:table-cell office:value-type="float" office:value="509.153442382813" calcext:value-type="float">
            <text:p>509.153442382813</text:p>
          </table:table-cell>
          <table:table-cell office:value-type="float" office:value="1549.41760253906" calcext:value-type="float">
            <text:p>1549.4176025390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568.658874511719" calcext:value-type="float">
            <text:p>568.658874511719</text:p>
          </table:table-cell>
          <table:table-cell office:value-type="float" office:value="1420.32019042969" calcext:value-type="float">
            <text:p>1420.32019042969</text:p>
          </table:table-cell>
        </table:table-row>
        <table:table-row table:style-name="ro1">
          <table:table-cell office:value-type="float" office:value="555.97265625" calcext:value-type="float">
            <text:p>555.97265625</text:p>
          </table:table-cell>
          <table:table-cell office:value-type="float" office:value="1538.92163085938" calcext:value-type="float">
            <text:p>1538.92163085938</text:p>
          </table:table-cell>
        </table:table-row>
        <table:table-row table:style-name="ro1">
          <table:table-cell office:value-type="float" office:value="554.72216796875" calcext:value-type="float">
            <text:p>554.72216796875</text:p>
          </table:table-cell>
          <table:table-cell office:value-type="float" office:value="1715.28173828125" calcext:value-type="float">
            <text:p>1715.28173828125</text:p>
          </table:table-cell>
        </table:table-row>
        <table:table-row table:style-name="ro1">
          <table:table-cell office:value-type="float" office:value="550.811096191406" calcext:value-type="float">
            <text:p>550.811096191406</text:p>
          </table:table-cell>
          <table:table-cell office:value-type="float" office:value="1824.095703125" calcext:value-type="float">
            <text:p>1824.095703125</text:p>
          </table:table-cell>
        </table:table-row>
        <table:table-row table:style-name="ro1">
          <table:table-cell office:value-type="float" office:value="435.537139892578" calcext:value-type="float">
            <text:p>435.537139892578</text:p>
          </table:table-cell>
          <table:table-cell office:value-type="float" office:value="1827.75427246094" calcext:value-type="float">
            <text:p>1827.75427246094</text:p>
          </table:table-cell>
        </table:table-row>
        <table:table-row table:style-name="ro1">
          <table:table-cell office:value-type="float" office:value="405.295837402344" calcext:value-type="float">
            <text:p>405.295837402344</text:p>
          </table:table-cell>
          <table:table-cell office:value-type="float" office:value="1830.16540527344" calcext:value-type="float">
            <text:p>1830.16540527344</text:p>
          </table:table-cell>
        </table:table-row>
        <table:table-row table:style-name="ro1">
          <table:table-cell office:value-type="float" office:value="411.385559082031" calcext:value-type="float">
            <text:p>411.385559082031</text:p>
          </table:table-cell>
          <table:table-cell office:value-type="float" office:value="1914.20520019531" calcext:value-type="float">
            <text:p>1914.20520019531</text:p>
          </table:table-cell>
        </table:table-row>
        <table:table-row table:style-name="ro1">
          <table:table-cell office:value-type="float" office:value="413.230590820313" calcext:value-type="float">
            <text:p>413.230590820313</text:p>
          </table:table-cell>
          <table:table-cell office:value-type="float" office:value="2067.57690429687" calcext:value-type="float">
            <text:p>2067.57690429687</text:p>
          </table:table-cell>
        </table:table-row>
        <table:table-row table:style-name="ro1">
          <table:table-cell office:value-type="float" office:value="396.58642578125" calcext:value-type="float">
            <text:p>396.58642578125</text:p>
          </table:table-cell>
          <table:table-cell office:value-type="float" office:value="2065.74560546875" calcext:value-type="float">
            <text:p>2065.74560546875</text:p>
          </table:table-cell>
        </table:table-row>
        <table:table-row table:style-name="ro1">
          <table:table-cell office:value-type="float" office:value="482.841491699219" calcext:value-type="float">
            <text:p>482.841491699219</text:p>
          </table:table-cell>
          <table:table-cell office:value-type="float" office:value="1879.8798828125" calcext:value-type="float">
            <text:p>1879.8798828125</text:p>
          </table:table-cell>
        </table:table-row>
        <table:table-row table:style-name="ro1">
          <table:table-cell office:value-type="float" office:value="540.961791992187" calcext:value-type="float">
            <text:p>540.961791992187</text:p>
          </table:table-cell>
          <table:table-cell office:value-type="float" office:value="1832.29797363281" calcext:value-type="float">
            <text:p>1832.29797363281</text:p>
          </table:table-cell>
        </table:table-row>
        <table:table-row table:style-name="ro1">
          <table:table-cell office:value-type="float" office:value="565.148742675781" calcext:value-type="float">
            <text:p>565.148742675781</text:p>
          </table:table-cell>
          <table:table-cell office:value-type="float" office:value="1726.2509765625" calcext:value-type="float">
            <text:p>1726.2509765625</text:p>
          </table:table-cell>
        </table:table-row>
        <table:table-row table:style-name="ro1">
          <table:table-cell office:value-type="float" office:value="568.617309570313" calcext:value-type="float">
            <text:p>568.617309570313</text:p>
          </table:table-cell>
          <table:table-cell office:value-type="float" office:value="1673.31567382813" calcext:value-type="float">
            <text:p>1673.31567382813</text:p>
          </table:table-cell>
        </table:table-row>
        <table:table-row table:style-name="ro1">
          <table:table-cell office:value-type="float" office:value="557.445739746094" calcext:value-type="float">
            <text:p>557.445739746094</text:p>
          </table:table-cell>
          <table:table-cell office:value-type="float" office:value="1641.96960449219" calcext:value-type="float">
            <text:p>1641.96960449219</text:p>
          </table:table-cell>
        </table:table-row>
        <table:table-row table:style-name="ro1">
          <table:table-cell office:value-type="float" office:value="572.757507324219" calcext:value-type="float">
            <text:p>572.757507324219</text:p>
          </table:table-cell>
          <table:table-cell office:value-type="float" office:value="1557.78125" calcext:value-type="float">
            <text:p>1557.78125</text:p>
          </table:table-cell>
        </table:table-row>
        <table:table-row table:style-name="ro1">
          <table:table-cell office:value-type="float" office:value="598.1767578125" calcext:value-type="float">
            <text:p>598.1767578125</text:p>
          </table:table-cell>
          <table:table-cell office:value-type="float" office:value="1507.74084472656" calcext:value-type="float">
            <text:p>1507.74084472656</text:p>
          </table:table-cell>
        </table:table-row>
        <table:table-row table:style-name="ro1">
          <table:table-cell office:value-type="float" office:value="615.682067871094" calcext:value-type="float">
            <text:p>615.682067871094</text:p>
          </table:table-cell>
          <table:table-cell office:value-type="float" office:value="1478.22888183594" calcext:value-type="float">
            <text:p>1478.22888183594</text:p>
          </table:table-cell>
        </table:table-row>
        <table:table-row table:style-name="ro1">
          <table:table-cell office:value-type="float" office:value="635.047607421875" calcext:value-type="float">
            <text:p>635.047607421875</text:p>
          </table:table-cell>
          <table:table-cell office:value-type="float" office:value="1447.48095703125" calcext:value-type="float">
            <text:p>1447.48095703125</text:p>
          </table:table-cell>
        </table:table-row>
        <table:table-row table:style-name="ro1">
          <table:table-cell office:value-type="float" office:value="631.003234863281" calcext:value-type="float">
            <text:p>631.003234863281</text:p>
          </table:table-cell>
          <table:table-cell office:value-type="float" office:value="1439.17126464844" calcext:value-type="float">
            <text:p>1439.171264648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08:10:41.013740962</meta:creation-date>
    <dc:date>2020-02-16T09:14:17.115320941</dc:date>
    <meta:editing-duration>PT47M12S</meta:editing-duration>
    <meta:editing-cycles>1</meta:editing-cycles>
    <meta:document-statistic meta:table-count="1" meta:cell-count="70" meta:object-count="0"/>
    <meta:generator>LibreOffice/6.0.7.3$Linux_X86_64 LibreOffice_project/00m0$Build-3</meta:generator>
  </office:meta>
</office:document-meta>
</file>